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FF00003F9C00000F3519E8576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274cm"/>
    </style:style>
    <style:style style:name="Table1.B" style:family="table-column">
      <style:table-column-properties style:column-width="4.26cm"/>
    </style:style>
    <style:style style:name="Table1.C" style:family="table-column">
      <style:table-column-properties style:column-width="4.195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1.524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7" style:family="table-row">
      <style:table-row-properties style:row-height="3.048cm"/>
    </style:style>
    <style:style style:name="P1" style:family="paragraph" style:parent-style-name="Title">
      <style:text-properties fo:font-size="12pt" style:font-size-asian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ing_20_4">
      <style:text-properties fo:font-weight="normal" style:font-weight-asian="normal"/>
    </style:style>
    <style:style style:name="P5" style:family="paragraph" style:parent-style-name="Heading_20_4">
      <style:text-properties fo:font-size="24pt" style:font-size-asian="24pt"/>
    </style:style>
    <style:style style:name="P6" style:family="paragraph" style:parent-style-name="Heading_20_4">
      <style:text-properties fo:font-size="20pt" style:font-size-asian="20pt"/>
    </style:style>
    <style:style style:name="P7" style:family="paragraph" style:parent-style-name="Heading_20_4">
      <style:text-properties fo:font-size="18pt" style:font-size-asian="18pt"/>
    </style:style>
    <style:style style:name="P8" style:family="paragraph" style:parent-style-name="Heading_20_4">
      <style:text-properties fo:font-size="11pt" style:font-size-asian="11pt"/>
    </style:style>
    <style:style style:name="P9" style:family="paragraph" style:parent-style-name="Heading_20_4">
      <style:text-properties fo:font-size="14pt" style:font-size-asian="14pt"/>
    </style:style>
    <style:style style:name="P10" style:family="paragraph" style:parent-style-name="Standard">
      <style:text-properties fo:font-size="14pt" fo:font-weight="bold" style:font-size-asian="14pt" style:font-weight-asian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font-weight="normal" style:font-weight-asian="normal"/>
    </style:style>
    <style:style style:name="fr1" style:family="graphic" style:parent-style-name="Graphics">
      <style:graphic-properties fo:margin-left="0cm" fo:margin-right="0cm" style:vertical-pos="top" style:vertical-rel="baseline" style:mirror="none" fo:clip="rect(0cm 0cm 0cm 0cm)" draw:luminance="0%" draw:contrast="0%" draw:red="0%" draw:green="0%" draw:blue="0%" draw:gamma="10000%" draw:color-inversion="false" draw:image-opacity="99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draw:frame draw:style-name="fr1" draw:name="Graphic1" text:anchor-type="as-char" svg:width="12.261cm" svg:height="2.93cm" draw:z-index="0"><draw:image xlink:href="Pictures/200001FF00003F9C00000F3519E85765.svm" xlink:type="simple" xlink:show="embed" xlink:actuate="onLoad"/></draw:frame></text:p>
      <text:p text:style-name="P2"/>
      <text:p text:style-name="P3">MISCELLANEOUS CARD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4" text:outline-level="4">Name</text:h>
            <text:h text:style-name="P5" text:outline-level="4">&lt;&lt;AnimalName&gt;&gt;</text:h>
          </table:table-cell>
          <table:table-cell table:style-name="Table1.A1" office:value-type="string">
            <text:h text:style-name="P4" text:outline-level="4">Type of Animal</text:h>
            <text:h text:style-name="P6" text:outline-level="4">&lt;&lt;SpeciesName&gt;&gt;</text:h>
          </table:table-cell>
          <table:table-cell table:style-name="Table1.C1" office:value-type="string">
            <text:h text:style-name="P4" text:outline-level="4">Ref No</text:h>
            <text:h text:style-name="P6" text:outline-level="4">&lt;&lt;ShortShelterCode&gt;&gt;</text:h>
          </table:table-cell>
        </table:table-row>
        <table:table-row table:style-name="Table1.2">
          <table:table-cell table:style-name="Table1.A2" office:value-type="string">
            <text:h text:style-name="P4" text:outline-level="4">Date of Entry</text:h>
            <text:h text:style-name="P7" text:outline-level="4">&lt;&lt;MostRecentEntry&gt;&gt;</text:h>
          </table:table-cell>
          <table:table-cell table:style-name="Table1.A2" office:value-type="string">
            <text:h text:style-name="Heading_20_4" text:outline-level="4"><text:span text:style-name="T1">Age on </text:span><text:span text:style-name="T1"><text:date style:data-style-name="N37" text:date-value="2006-09-12T14:43:53">12/09/06</text:date></text:span></text:h>
            <text:h text:style-name="P8" text:outline-level="4">&lt;&lt;Age&gt;&gt;</text:h>
          </table:table-cell>
          <table:table-cell table:style-name="Table1.C2" office:value-type="string">
            <text:h text:style-name="P4" text:outline-level="4">Sex</text:h>
            <text:h text:style-name="P7" text:outline-level="4">&lt;&lt;Sex&gt;&gt;</text:h>
          </table:table-cell>
        </table:table-row>
        <table:table-row table:style-name="Table1.2">
          <table:table-cell table:style-name="Table1.C2" table:number-columns-spanned="3" office:value-type="string">
            <text:h text:style-name="P4" text:outline-level="4">Colour/Description</text:h>
            <text:h text:style-name="P9" text:outline-level="4">&lt;&lt;BaseColourName&gt;&gt;</text:h>
          </table:table-cell>
          <table:covered-table-cell/>
          <table:covered-table-cell/>
        </table:table-row>
        <table:table-row table:style-name="Table1.2">
          <table:table-cell table:style-name="Table1.C2" table:number-columns-spanned="3" office:value-type="string">
            <text:h text:style-name="P4" text:outline-level="4">Distinguishing Features</text:h>
            <text:p text:style-name="P10">&lt;&lt;Markings&gt;&gt;</text:p>
          </table:table-cell>
          <table:covered-table-cell/>
          <table:covered-table-cell/>
        </table:table-row>
        <table:table-row table:style-name="Table1.2">
          <table:table-cell table:style-name="Table1.C2" table:number-columns-spanned="3" office:value-type="string">
            <text:h text:style-name="P4" text:outline-level="4">Brought in by</text:h>
            <text:h text:style-name="P9" text:outline-level="4">&lt;&lt;NameOfPersonBroughtAnimalIn&gt;&gt;</text:h>
          </table:table-cell>
          <table:covered-table-cell/>
          <table:covered-table-cell/>
        </table:table-row>
        <table:table-row table:style-name="Table1.2">
          <table:table-cell table:style-name="Table1.C2" table:number-columns-spanned="3" office:value-type="string">
            <text:h text:style-name="P4" text:outline-level="4">Reason for Entry</text:h>
            <text:h text:style-name="P9" text:outline-level="4">&lt;&lt;ReasonForEntry&gt;&gt;</text:h>
          </table:table-cell>
          <table:covered-table-cell/>
          <table:covered-table-cell/>
        </table:table-row>
        <table:table-row table:style-name="Table1.7">
          <table:table-cell table:style-name="Table1.C2" table:number-columns-spanned="3" office:value-type="string">
            <text:h text:style-name="P4" text:outline-level="4">Comments</text:h>
            <text:h text:style-name="Heading_20_4" text:outline-level="4">&lt;&lt;AnimalComments&gt;&gt;</text:h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weight="bold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Standard" style:next-style-name="Text_20_body" style:class="chapter">
      <style:text-properties fo:font-weight="bold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8cm" fo:page-height="20.9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08cm" fo:page-height="20.9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SHEFFIELD BRANCH</dc:title>
    <meta:initial-creator>Unknown User</meta:initial-creator>
    <meta:creation-date>2002-01-07T14:37:00</meta:creation-date>
    <dc:creator>staff</dc:creator>
    <dc:date>2002-05-30T11:17:00</dc:date>
    <meta:print-date>2001-10-03T15:42:00</meta:print-date>
    <dc:language>en-US</dc:language>
    <meta:editing-cycles>10</meta:editing-cycles>
    <meta:editing-duration>PT9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4" meta:word-count="36" meta:character-count="324"/>
  </office:meta>
</office:document-meta>
</file>